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rYM8CdHEMHzT0c37z5BxylbImXgbfN2TYva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49:17.327686513</meta:creation-date>
    <dc:date>2022-08-04T16:51:21.308834422</dc:date>
    <meta:editing-duration>PT2M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4.2$Linux_X86_64 LibreOffice_project/30$Build-2</meta:generator>
  </office:meta>
</office:document-meta>
</file>